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mpilationException.getScrip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ilationException.ScriptCompilationException( ScriptSource scriptSource ,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mpilationException.ScriptCompil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mpilationException.ScriptCompil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mpilationException.ScriptCompilationException( ScriptSource scriptSourc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mpilationException.ScriptCompilationException( ScriptSource scriptSourc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